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01.26mm" svg:height="83.87mm" svg:x="58.15mm" svg:y="34.66mm">
            <loext:p/>
            <draw:object draw:notify-on-update-of-ranges="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table:shapes>
          <draw:frame draw:z-index="0" draw:style-name="gr1" draw:text-style-name="P1" svg:width="196mm" svg:height="94.73mm" svg:x="72.79mm" svg:y="4.23mm">
            <loext:p/>
            <draw:object draw:notify-on-update-of-ranges="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59.99mm" svg:height="89.99mm" svg:x="51.49mm" svg:y="24.28mm">
            <loext:p/>
            <draw:object draw:notify-on-update-of-ranges="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table:shapes>
          <draw:frame draw:z-index="0" draw:style-name="gr1" draw:text-style-name="P1" svg:width="159.99mm" svg:height="89.99mm" svg:x="103mm" svg:y="10.79mm">
            <loext:p/>
            <draw:object draw:notify-on-update-of-ranges="'4. Matematyczne II'.A2:'4. Matematyczne II'.A146 '4. Matematyczne II'.B1:'4. Matematyczne II'.B1 '4. Matematyczne II'.B2:'4. Matematyczne II'.B146 '4. Matematyczne II'.A2:'4. Matematyczne II'.A146 '4. Matematyczne II'.C1:'4. Matematyczne II'.C1 '4. Matematyczne II'.C2:'4. Matematyczne II'.C146 '4. Matematyczne II'.A2:'4. Matematyczne II'.A146 '4. Matematyczne II'.D1:'4. Matematyczne II'.D1 '4. Matematyczne II'.D2:'4. Matematyczne II'.D14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[.A2]*PI()/180)" office:value-type="float" office:value="2.44929359829471E-016" calcext:value-type="float">
            <text:p>2,44929359829471E-16</text:p>
          </table:table-cell>
          <table:table-cell table:style-name="ce5" table:formula="of:=SIN([.A2]*3*PI()/180)" office:value-type="float" office:value="7.34788079488412E-016" calcext:value-type="float">
            <text:p>7,34788079488412E-16</text:p>
          </table:table-cell>
          <table:table-cell table:style-name="ce5" table:formula="of:=3*SIN([.A2]*PI()/180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[.A3]*PI()/180)" office:value-type="float" office:value="0.0871557427476583" calcext:value-type="float">
            <text:p>0,087155742747658</text:p>
          </table:table-cell>
          <table:table-cell table:style-name="ce5" table:formula="of:=SIN([.A3]*3*PI()/180)" office:value-type="float" office:value="0.258819045102523" calcext:value-type="float">
            <text:p>0,258819045102523</text:p>
          </table:table-cell>
          <table:table-cell table:style-name="ce5" table:formula="of:=3*SIN([.A3]*PI()/180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[.A4]*PI()/180)" office:value-type="float" office:value="0.173648177666931" calcext:value-type="float">
            <text:p>0,173648177666931</text:p>
          </table:table-cell>
          <table:table-cell table:style-name="ce5" table:formula="of:=SIN([.A4]*3*PI()/180)" office:value-type="float" office:value="0.5" calcext:value-type="float">
            <text:p>0,5</text:p>
          </table:table-cell>
          <table:table-cell table:style-name="ce5" table:formula="of:=3*SIN([.A4]*PI()/180)" office:value-type="float" office:value="0.520944533000794" calcext:value-type="float">
            <text:p>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[.A5]*PI()/180)" office:value-type="float" office:value="0.258819045102521" calcext:value-type="float">
            <text:p>0,258819045102521</text:p>
          </table:table-cell>
          <table:table-cell table:style-name="ce5" table:formula="of:=SIN([.A5]*3*PI()/180)" office:value-type="float" office:value="0.707106781186549" calcext:value-type="float">
            <text:p>0,707106781186549</text:p>
          </table:table-cell>
          <table:table-cell table:style-name="ce5" table:formula="of:=3*SIN([.A5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[.A6]*PI()/180)" office:value-type="float" office:value="0.342020143325669" calcext:value-type="float">
            <text:p>0,342020143325669</text:p>
          </table:table-cell>
          <table:table-cell table:style-name="ce5" table:formula="of:=SIN([.A6]*3*PI()/180)" office:value-type="float" office:value="0.866025403784438" calcext:value-type="float">
            <text:p>0,866025403784438</text:p>
          </table:table-cell>
          <table:table-cell table:style-name="ce5" table:formula="of:=3*SIN([.A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[.A7]*PI()/180)" office:value-type="float" office:value="0.4226182617407" calcext:value-type="float">
            <text:p>0,4226182617407</text:p>
          </table:table-cell>
          <table:table-cell table:style-name="ce5" table:formula="of:=SIN([.A7]*3*PI()/180)" office:value-type="float" office:value="0.965925826289069" calcext:value-type="float">
            <text:p>0,965925826289069</text:p>
          </table:table-cell>
          <table:table-cell table:style-name="ce5" table:formula="of:=3*SIN([.A7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[.A8]*PI()/180)" office:value-type="float" office:value="0.5" calcext:value-type="float">
            <text:p>0,5</text:p>
          </table:table-cell>
          <table:table-cell table:style-name="ce5" table:formula="of:=SIN([.A8]*3*PI()/180)" office:value-type="float" office:value="1" calcext:value-type="float">
            <text:p>1</text:p>
          </table:table-cell>
          <table:table-cell table:style-name="ce5" table:formula="of:=3*SIN([.A8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[.A9]*PI()/180)" office:value-type="float" office:value="0.573576436351047" calcext:value-type="float">
            <text:p>0,573576436351047</text:p>
          </table:table-cell>
          <table:table-cell table:style-name="ce5" table:formula="of:=SIN([.A9]*3*PI()/180)" office:value-type="float" office:value="0.965925826289068" calcext:value-type="float">
            <text:p>0,965925826289068</text:p>
          </table:table-cell>
          <table:table-cell table:style-name="ce5" table:formula="of:=3*SIN([.A9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[.A10]*PI()/180)" office:value-type="float" office:value="0.64278760968654" calcext:value-type="float">
            <text:p>0,64278760968654</text:p>
          </table:table-cell>
          <table:table-cell table:style-name="ce5" table:formula="of:=SIN([.A10]*3*PI()/180)" office:value-type="float" office:value="0.866025403784438" calcext:value-type="float">
            <text:p>0,866025403784438</text:p>
          </table:table-cell>
          <table:table-cell table:style-name="ce5" table:formula="of:=3*SIN([.A1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[.A11]*PI()/180)" office:value-type="float" office:value="0.707106781186548" calcext:value-type="float">
            <text:p>0,707106781186548</text:p>
          </table:table-cell>
          <table:table-cell table:style-name="ce5" table:formula="of:=SIN([.A11]*3*PI()/180)" office:value-type="float" office:value="0.707106781186545" calcext:value-type="float">
            <text:p>0,707106781186545</text:p>
          </table:table-cell>
          <table:table-cell table:style-name="ce5" table:formula="of:=3*SIN([.A1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[.A12]*PI()/180)" office:value-type="float" office:value="0.766044443118978" calcext:value-type="float">
            <text:p>0,766044443118978</text:p>
          </table:table-cell>
          <table:table-cell table:style-name="ce5" table:formula="of:=SIN([.A12]*3*PI()/180)" office:value-type="float" office:value="0.499999999999999" calcext:value-type="float">
            <text:p>0,499999999999999</text:p>
          </table:table-cell>
          <table:table-cell table:style-name="ce5" table:formula="of:=3*SIN([.A12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[.A13]*PI()/180)" office:value-type="float" office:value="0.819152044288992" calcext:value-type="float">
            <text:p>0,819152044288992</text:p>
          </table:table-cell>
          <table:table-cell table:style-name="ce5" table:formula="of:=SIN([.A13]*3*PI()/180)" office:value-type="float" office:value="0.25881904510252" calcext:value-type="float">
            <text:p>0,25881904510252</text:p>
          </table:table-cell>
          <table:table-cell table:style-name="ce5" table:formula="of:=3*SIN([.A13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[.A14]*PI()/180)" office:value-type="float" office:value="0.866025403784439" calcext:value-type="float">
            <text:p>0,866025403784439</text:p>
          </table:table-cell>
          <table:table-cell table:style-name="ce5" table:formula="of:=SIN([.A14]*3*PI()/180)" office:value-type="float" office:value="-6.12323399573677E-016" calcext:value-type="float">
            <text:p>-6,12323399573677E-16</text:p>
          </table:table-cell>
          <table:table-cell table:style-name="ce5" table:formula="of:=3*SIN([.A14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[.A15]*PI()/180)" office:value-type="float" office:value="0.90630778703665" calcext:value-type="float">
            <text:p>0,90630778703665</text:p>
          </table:table-cell>
          <table:table-cell table:style-name="ce5" table:formula="of:=SIN([.A15]*3*PI()/180)" office:value-type="float" office:value="-0.258819045102521" calcext:value-type="float">
            <text:p>-0,258819045102521</text:p>
          </table:table-cell>
          <table:table-cell table:style-name="ce5" table:formula="of:=3*SIN([.A1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[.A16]*PI()/180)" office:value-type="float" office:value="0.939692620785909" calcext:value-type="float">
            <text:p>0,939692620785909</text:p>
          </table:table-cell>
          <table:table-cell table:style-name="ce5" table:formula="of:=SIN([.A16]*3*PI()/180)" office:value-type="float" office:value="-0.5" calcext:value-type="float">
            <text:p>-0,5</text:p>
          </table:table-cell>
          <table:table-cell table:style-name="ce5" table:formula="of:=3*SIN([.A1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[.A17]*PI()/180)" office:value-type="float" office:value="0.965925826289068" calcext:value-type="float">
            <text:p>0,965925826289068</text:p>
          </table:table-cell>
          <table:table-cell table:style-name="ce5" table:formula="of:=SIN([.A17]*3*PI()/180)" office:value-type="float" office:value="-0.707106781186547" calcext:value-type="float">
            <text:p>-0,707106781186547</text:p>
          </table:table-cell>
          <table:table-cell table:style-name="ce5" table:formula="of:=3*SIN([.A17]*PI()/180)" office:value-type="float" office:value="2.8977774788672" calcext:value-type="float">
            <text:p>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[.A18]*PI()/180)" office:value-type="float" office:value="0.984807753012208" calcext:value-type="float">
            <text:p>0,984807753012208</text:p>
          </table:table-cell>
          <table:table-cell table:style-name="ce5" table:formula="of:=SIN([.A18]*3*PI()/180)" office:value-type="float" office:value="-0.866025403784438" calcext:value-type="float">
            <text:p>-0,866025403784438</text:p>
          </table:table-cell>
          <table:table-cell table:style-name="ce5" table:formula="of:=3*SIN([.A18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[.A19]*PI()/180)" office:value-type="float" office:value="0.996194698091746" calcext:value-type="float">
            <text:p>0,996194698091746</text:p>
          </table:table-cell>
          <table:table-cell table:style-name="ce5" table:formula="of:=SIN([.A19]*3*PI()/180)" office:value-type="float" office:value="-0.965925826289068" calcext:value-type="float">
            <text:p>-0,965925826289068</text:p>
          </table:table-cell>
          <table:table-cell table:style-name="ce5" table:formula="of:=3*SIN([.A19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[.A20]*PI()/180)" office:value-type="float" office:value="1" calcext:value-type="float">
            <text:p>1</text:p>
          </table:table-cell>
          <table:table-cell table:style-name="ce5" table:formula="of:=SIN([.A20]*3*PI()/180)" office:value-type="float" office:value="-1" calcext:value-type="float">
            <text:p>-1</text:p>
          </table:table-cell>
          <table:table-cell table:style-name="ce5" table:formula="of:=3*SIN([.A20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[.A21]*PI()/180)" office:value-type="float" office:value="0.996194698091746" calcext:value-type="float">
            <text:p>0,996194698091746</text:p>
          </table:table-cell>
          <table:table-cell table:style-name="ce5" table:formula="of:=SIN([.A21]*3*PI()/180)" office:value-type="float" office:value="-0.965925826289068" calcext:value-type="float">
            <text:p>-0,965925826289068</text:p>
          </table:table-cell>
          <table:table-cell table:style-name="ce5" table:formula="of:=3*SIN([.A2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[.A22]*PI()/180)" office:value-type="float" office:value="0.984807753012208" calcext:value-type="float">
            <text:p>0,984807753012208</text:p>
          </table:table-cell>
          <table:table-cell table:style-name="ce5" table:formula="of:=SIN([.A22]*3*PI()/180)" office:value-type="float" office:value="-0.866025403784438" calcext:value-type="float">
            <text:p>-0,866025403784438</text:p>
          </table:table-cell>
          <table:table-cell table:style-name="ce5" table:formula="of:=3*SIN([.A22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[.A23]*PI()/180)" office:value-type="float" office:value="0.965925826289068" calcext:value-type="float">
            <text:p>0,965925826289068</text:p>
          </table:table-cell>
          <table:table-cell table:style-name="ce5" table:formula="of:=SIN([.A23]*3*PI()/180)" office:value-type="float" office:value="-0.707106781186547" calcext:value-type="float">
            <text:p>-0,707106781186547</text:p>
          </table:table-cell>
          <table:table-cell table:style-name="ce5" table:formula="of:=3*SIN([.A23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[.A24]*PI()/180)" office:value-type="float" office:value="0.939692620785908" calcext:value-type="float">
            <text:p>0,939692620785908</text:p>
          </table:table-cell>
          <table:table-cell table:style-name="ce5" table:formula="of:=SIN([.A24]*3*PI()/180)" office:value-type="float" office:value="-0.499999999999999" calcext:value-type="float">
            <text:p>-0,499999999999999</text:p>
          </table:table-cell>
          <table:table-cell table:style-name="ce5" table:formula="of:=3*SIN([.A24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[.A25]*PI()/180)" office:value-type="float" office:value="0.90630778703665" calcext:value-type="float">
            <text:p>0,90630778703665</text:p>
          </table:table-cell>
          <table:table-cell table:style-name="ce5" table:formula="of:=SIN([.A25]*3*PI()/180)" office:value-type="float" office:value="-0.25881904510252" calcext:value-type="float">
            <text:p>-0,25881904510252</text:p>
          </table:table-cell>
          <table:table-cell table:style-name="ce5" table:formula="of:=3*SIN([.A2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[.A26]*PI()/180)" office:value-type="float" office:value="0.866025403784438" calcext:value-type="float">
            <text:p>0,866025403784438</text:p>
          </table:table-cell>
          <table:table-cell table:style-name="ce5" table:formula="of:=SIN([.A26]*3*PI()/180)" office:value-type="float" office:value="4.89858719658941E-016" calcext:value-type="float">
            <text:p>4,89858719658941E-16</text:p>
          </table:table-cell>
          <table:table-cell table:style-name="ce5" table:formula="of:=3*SIN([.A2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[.A27]*PI()/180)" office:value-type="float" office:value="0.819152044288992" calcext:value-type="float">
            <text:p>0,819152044288992</text:p>
          </table:table-cell>
          <table:table-cell table:style-name="ce5" table:formula="of:=SIN([.A27]*3*PI()/180)" office:value-type="float" office:value="0.258819045102521" calcext:value-type="float">
            <text:p>0,258819045102521</text:p>
          </table:table-cell>
          <table:table-cell table:style-name="ce5" table:formula="of:=3*SIN([.A27]*PI()/180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[.A28]*PI()/180)" office:value-type="float" office:value="0.766044443118978" calcext:value-type="float">
            <text:p>0,766044443118978</text:p>
          </table:table-cell>
          <table:table-cell table:style-name="ce5" table:formula="of:=SIN([.A28]*3*PI()/180)" office:value-type="float" office:value="0.5" calcext:value-type="float">
            <text:p>0,5</text:p>
          </table:table-cell>
          <table:table-cell table:style-name="ce5" table:formula="of:=3*SIN([.A28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[.A29]*PI()/180)" office:value-type="float" office:value="0.707106781186547" calcext:value-type="float">
            <text:p>0,707106781186547</text:p>
          </table:table-cell>
          <table:table-cell table:style-name="ce5" table:formula="of:=SIN([.A29]*3*PI()/180)" office:value-type="float" office:value="0.707106781186547" calcext:value-type="float">
            <text:p>0,707106781186547</text:p>
          </table:table-cell>
          <table:table-cell table:style-name="ce5" table:formula="of:=3*SIN([.A29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[.A30]*PI()/180)" office:value-type="float" office:value="0.642787609686539" calcext:value-type="float">
            <text:p>0,642787609686539</text:p>
          </table:table-cell>
          <table:table-cell table:style-name="ce5" table:formula="of:=SIN([.A30]*3*PI()/180)" office:value-type="float" office:value="0.866025403784439" calcext:value-type="float">
            <text:p>0,866025403784439</text:p>
          </table:table-cell>
          <table:table-cell table:style-name="ce5" table:formula="of:=3*SIN([.A3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[.A31]*PI()/180)" office:value-type="float" office:value="0.573576436351046" calcext:value-type="float">
            <text:p>0,573576436351046</text:p>
          </table:table-cell>
          <table:table-cell table:style-name="ce5" table:formula="of:=SIN([.A31]*3*PI()/180)" office:value-type="float" office:value="0.965925826289068" calcext:value-type="float">
            <text:p>0,965925826289068</text:p>
          </table:table-cell>
          <table:table-cell table:style-name="ce5" table:formula="of:=3*SIN([.A3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[.A32]*PI()/180)" office:value-type="float" office:value="0.5" calcext:value-type="float">
            <text:p>0,5</text:p>
          </table:table-cell>
          <table:table-cell table:style-name="ce5" table:formula="of:=SIN([.A32]*3*PI()/180)" office:value-type="float" office:value="1" calcext:value-type="float">
            <text:p>1</text:p>
          </table:table-cell>
          <table:table-cell table:style-name="ce5" table:formula="of:=3*SIN([.A32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[.A33]*PI()/180)" office:value-type="float" office:value="0.422618261740699" calcext:value-type="float">
            <text:p>0,422618261740699</text:p>
          </table:table-cell>
          <table:table-cell table:style-name="ce5" table:formula="of:=SIN([.A33]*3*PI()/180)" office:value-type="float" office:value="0.965925826289068" calcext:value-type="float">
            <text:p>0,965925826289068</text:p>
          </table:table-cell>
          <table:table-cell table:style-name="ce5" table:formula="of:=3*SIN([.A33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[.A34]*PI()/180)" office:value-type="float" office:value="0.342020143325669" calcext:value-type="float">
            <text:p>0,342020143325669</text:p>
          </table:table-cell>
          <table:table-cell table:style-name="ce5" table:formula="of:=SIN([.A34]*3*PI()/180)" office:value-type="float" office:value="0.866025403784439" calcext:value-type="float">
            <text:p>0,866025403784439</text:p>
          </table:table-cell>
          <table:table-cell table:style-name="ce5" table:formula="of:=3*SIN([.A34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[.A35]*PI()/180)" office:value-type="float" office:value="0.25881904510252" calcext:value-type="float">
            <text:p>0,25881904510252</text:p>
          </table:table-cell>
          <table:table-cell table:style-name="ce5" table:formula="of:=SIN([.A35]*3*PI()/180)" office:value-type="float" office:value="0.707106781186548" calcext:value-type="float">
            <text:p>0,707106781186548</text:p>
          </table:table-cell>
          <table:table-cell table:style-name="ce5" table:formula="of:=3*SIN([.A35]*PI()/180)" office:value-type="float" office:value="0.776457135307561" calcext:value-type="float">
            <text:p>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[.A36]*PI()/180)" office:value-type="float" office:value="0.17364817766693" calcext:value-type="float">
            <text:p>0,17364817766693</text:p>
          </table:table-cell>
          <table:table-cell table:style-name="ce5" table:formula="of:=SIN([.A36]*3*PI()/180)" office:value-type="float" office:value="0.500000000000001" calcext:value-type="float">
            <text:p>0,500000000000001</text:p>
          </table:table-cell>
          <table:table-cell table:style-name="ce5" table:formula="of:=3*SIN([.A3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[.A37]*PI()/180)" office:value-type="float" office:value="0.0871557427476579" calcext:value-type="float">
            <text:p>0,087155742747658</text:p>
          </table:table-cell>
          <table:table-cell table:style-name="ce5" table:formula="of:=SIN([.A37]*3*PI()/180)" office:value-type="float" office:value="0.258819045102522" calcext:value-type="float">
            <text:p>0,258819045102522</text:p>
          </table:table-cell>
          <table:table-cell table:style-name="ce5" table:formula="of:=3*SIN([.A37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[.A38]*PI()/180)" office:value-type="float" office:value="-1.22464679914735E-016" calcext:value-type="float">
            <text:p>-1,22464679914735E-16</text:p>
          </table:table-cell>
          <table:table-cell table:style-name="ce5" table:formula="of:=SIN([.A38]*3*PI()/180)" office:value-type="float" office:value="-3.67394039744206E-016" calcext:value-type="float">
            <text:p>-3,67394039744206E-16</text:p>
          </table:table-cell>
          <table:table-cell table:style-name="ce5" table:formula="of:=3*SIN([.A38]*PI()/180)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[.A39]*PI()/180)" office:value-type="float" office:value="-0.0871557427476586" calcext:value-type="float">
            <text:p>-0,087155742747659</text:p>
          </table:table-cell>
          <table:table-cell table:style-name="ce5" table:formula="of:=SIN([.A39]*3*PI()/180)" office:value-type="float" office:value="-0.258819045102521" calcext:value-type="float">
            <text:p>-0,258819045102521</text:p>
          </table:table-cell>
          <table:table-cell table:style-name="ce5" table:formula="of:=3*SIN([.A39]*PI()/180)" office:value-type="float" office:value="-0.261467228242976" calcext:value-type="float">
            <text:p>-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[.A40]*PI()/180)" office:value-type="float" office:value="-0.17364817766693" calcext:value-type="float">
            <text:p>-0,17364817766693</text:p>
          </table:table-cell>
          <table:table-cell table:style-name="ce5" table:formula="of:=SIN([.A40]*3*PI()/180)" office:value-type="float" office:value="-0.5" calcext:value-type="float">
            <text:p>-0,5</text:p>
          </table:table-cell>
          <table:table-cell table:style-name="ce5" table:formula="of:=3*SIN([.A40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[.A41]*PI()/180)" office:value-type="float" office:value="-0.258819045102521" calcext:value-type="float">
            <text:p>-0,258819045102521</text:p>
          </table:table-cell>
          <table:table-cell table:style-name="ce5" table:formula="of:=SIN([.A41]*3*PI()/180)" office:value-type="float" office:value="-0.707106781186547" calcext:value-type="float">
            <text:p>-0,707106781186547</text:p>
          </table:table-cell>
          <table:table-cell table:style-name="ce5" table:formula="of:=3*SIN([.A41]*PI()/180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[.A42]*PI()/180)" office:value-type="float" office:value="-0.342020143325669" calcext:value-type="float">
            <text:p>-0,342020143325669</text:p>
          </table:table-cell>
          <table:table-cell table:style-name="ce5" table:formula="of:=SIN([.A42]*3*PI()/180)" office:value-type="float" office:value="-0.866025403784439" calcext:value-type="float">
            <text:p>-0,866025403784439</text:p>
          </table:table-cell>
          <table:table-cell table:style-name="ce5" table:formula="of:=3*SIN([.A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[.A43]*PI()/180)" office:value-type="float" office:value="-0.422618261740699" calcext:value-type="float">
            <text:p>-0,422618261740699</text:p>
          </table:table-cell>
          <table:table-cell table:style-name="ce5" table:formula="of:=SIN([.A43]*3*PI()/180)" office:value-type="float" office:value="-0.965925826289068" calcext:value-type="float">
            <text:p>-0,965925826289068</text:p>
          </table:table-cell>
          <table:table-cell table:style-name="ce5" table:formula="of:=3*SIN([.A43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[.A44]*PI()/180)" office:value-type="float" office:value="-0.5" calcext:value-type="float">
            <text:p>-0,5</text:p>
          </table:table-cell>
          <table:table-cell table:style-name="ce5" table:formula="of:=SIN([.A44]*3*PI()/180)" office:value-type="float" office:value="-1" calcext:value-type="float">
            <text:p>-1</text:p>
          </table:table-cell>
          <table:table-cell table:style-name="ce5" table:formula="of:=3*SIN([.A44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[.A45]*PI()/180)" office:value-type="float" office:value="-0.573576436351046" calcext:value-type="float">
            <text:p>-0,573576436351046</text:p>
          </table:table-cell>
          <table:table-cell table:style-name="ce5" table:formula="of:=SIN([.A45]*3*PI()/180)" office:value-type="float" office:value="-0.965925826289068" calcext:value-type="float">
            <text:p>-0,965925826289068</text:p>
          </table:table-cell>
          <table:table-cell table:style-name="ce5" table:formula="of:=3*SIN([.A45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[.A46]*PI()/180)" office:value-type="float" office:value="-0.642787609686539" calcext:value-type="float">
            <text:p>-0,642787609686539</text:p>
          </table:table-cell>
          <table:table-cell table:style-name="ce5" table:formula="of:=SIN([.A46]*3*PI()/180)" office:value-type="float" office:value="-0.866025403784439" calcext:value-type="float">
            <text:p>-0,866025403784439</text:p>
          </table:table-cell>
          <table:table-cell table:style-name="ce5" table:formula="of:=3*SIN([.A4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[.A47]*PI()/180)" office:value-type="float" office:value="-0.707106781186548" calcext:value-type="float">
            <text:p>-0,707106781186548</text:p>
          </table:table-cell>
          <table:table-cell table:style-name="ce5" table:formula="of:=SIN([.A47]*3*PI()/180)" office:value-type="float" office:value="-0.707106781186547" calcext:value-type="float">
            <text:p>-0,707106781186547</text:p>
          </table:table-cell>
          <table:table-cell table:style-name="ce5" table:formula="of:=3*SIN([.A4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[.A48]*PI()/180)" office:value-type="float" office:value="-0.766044443118978" calcext:value-type="float">
            <text:p>-0,766044443118978</text:p>
          </table:table-cell>
          <table:table-cell table:style-name="ce5" table:formula="of:=SIN([.A48]*3*PI()/180)" office:value-type="float" office:value="-0.499999999999999" calcext:value-type="float">
            <text:p>-0,499999999999999</text:p>
          </table:table-cell>
          <table:table-cell table:style-name="ce5" table:formula="of:=3*SIN([.A48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[.A49]*PI()/180)" office:value-type="float" office:value="-0.819152044288992" calcext:value-type="float">
            <text:p>-0,819152044288992</text:p>
          </table:table-cell>
          <table:table-cell table:style-name="ce5" table:formula="of:=SIN([.A49]*3*PI()/180)" office:value-type="float" office:value="-0.25881904510252" calcext:value-type="float">
            <text:p>-0,25881904510252</text:p>
          </table:table-cell>
          <table:table-cell table:style-name="ce5" table:formula="of:=3*SIN([.A49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[.A50]*PI()/180)" office:value-type="float" office:value="-0.866025403784439" calcext:value-type="float">
            <text:p>-0,866025403784439</text:p>
          </table:table-cell>
          <table:table-cell table:style-name="ce5" table:formula="of:=SIN([.A50]*3*PI()/180)" office:value-type="float" office:value="2.44929359829471E-016" calcext:value-type="float">
            <text:p>2,44929359829471E-16</text:p>
          </table:table-cell>
          <table:table-cell table:style-name="ce5" table:formula="of:=3*SIN([.A50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[.A51]*PI()/180)" office:value-type="float" office:value="-0.90630778703665" calcext:value-type="float">
            <text:p>-0,90630778703665</text:p>
          </table:table-cell>
          <table:table-cell table:style-name="ce5" table:formula="of:=SIN([.A51]*3*PI()/180)" office:value-type="float" office:value="0.258819045102521" calcext:value-type="float">
            <text:p>0,258819045102521</text:p>
          </table:table-cell>
          <table:table-cell table:style-name="ce5" table:formula="of:=3*SIN([.A5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[.A52]*PI()/180)" office:value-type="float" office:value="-0.939692620785908" calcext:value-type="float">
            <text:p>-0,939692620785908</text:p>
          </table:table-cell>
          <table:table-cell table:style-name="ce5" table:formula="of:=SIN([.A52]*3*PI()/180)" office:value-type="float" office:value="0.5" calcext:value-type="float">
            <text:p>0,5</text:p>
          </table:table-cell>
          <table:table-cell table:style-name="ce5" table:formula="of:=3*SIN([.A5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[.A53]*PI()/180)" office:value-type="float" office:value="-0.965925826289068" calcext:value-type="float">
            <text:p>-0,965925826289068</text:p>
          </table:table-cell>
          <table:table-cell table:style-name="ce5" table:formula="of:=SIN([.A53]*3*PI()/180)" office:value-type="float" office:value="0.707106781186548" calcext:value-type="float">
            <text:p>0,707106781186548</text:p>
          </table:table-cell>
          <table:table-cell table:style-name="ce5" table:formula="of:=3*SIN([.A53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[.A54]*PI()/180)" office:value-type="float" office:value="-0.984807753012208" calcext:value-type="float">
            <text:p>-0,984807753012208</text:p>
          </table:table-cell>
          <table:table-cell table:style-name="ce5" table:formula="of:=SIN([.A54]*3*PI()/180)" office:value-type="float" office:value="0.866025403784439" calcext:value-type="float">
            <text:p>0,866025403784439</text:p>
          </table:table-cell>
          <table:table-cell table:style-name="ce5" table:formula="of:=3*SIN([.A54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[.A55]*PI()/180)" office:value-type="float" office:value="-0.996194698091746" calcext:value-type="float">
            <text:p>-0,996194698091746</text:p>
          </table:table-cell>
          <table:table-cell table:style-name="ce5" table:formula="of:=SIN([.A55]*3*PI()/180)" office:value-type="float" office:value="0.965925826289068" calcext:value-type="float">
            <text:p>0,965925826289068</text:p>
          </table:table-cell>
          <table:table-cell table:style-name="ce5" table:formula="of:=3*SIN([.A55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[.A56]*PI()/180)" office:value-type="float" office:value="-1" calcext:value-type="float">
            <text:p>-1</text:p>
          </table:table-cell>
          <table:table-cell table:style-name="ce5" table:formula="of:=SIN([.A56]*3*PI()/180)" office:value-type="float" office:value="1" calcext:value-type="float">
            <text:p>1</text:p>
          </table:table-cell>
          <table:table-cell table:style-name="ce5" table:formula="of:=3*SIN([.A56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[.A57]*PI()/180)" office:value-type="float" office:value="-0.996194698091746" calcext:value-type="float">
            <text:p>-0,996194698091746</text:p>
          </table:table-cell>
          <table:table-cell table:style-name="ce5" table:formula="of:=SIN([.A57]*3*PI()/180)" office:value-type="float" office:value="0.965925826289068" calcext:value-type="float">
            <text:p>0,965925826289068</text:p>
          </table:table-cell>
          <table:table-cell table:style-name="ce5" table:formula="of:=3*SIN([.A5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[.A58]*PI()/180)" office:value-type="float" office:value="-0.984807753012208" calcext:value-type="float">
            <text:p>-0,984807753012208</text:p>
          </table:table-cell>
          <table:table-cell table:style-name="ce5" table:formula="of:=SIN([.A58]*3*PI()/180)" office:value-type="float" office:value="0.866025403784438" calcext:value-type="float">
            <text:p>0,866025403784438</text:p>
          </table:table-cell>
          <table:table-cell table:style-name="ce5" table:formula="of:=3*SIN([.A58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[.A59]*PI()/180)" office:value-type="float" office:value="-0.965925826289068" calcext:value-type="float">
            <text:p>-0,965925826289068</text:p>
          </table:table-cell>
          <table:table-cell table:style-name="ce5" table:formula="of:=SIN([.A59]*3*PI()/180)" office:value-type="float" office:value="0.707106781186547" calcext:value-type="float">
            <text:p>0,707106781186547</text:p>
          </table:table-cell>
          <table:table-cell table:style-name="ce5" table:formula="of:=3*SIN([.A59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[.A60]*PI()/180)" office:value-type="float" office:value="-0.939692620785908" calcext:value-type="float">
            <text:p>-0,939692620785908</text:p>
          </table:table-cell>
          <table:table-cell table:style-name="ce5" table:formula="of:=SIN([.A60]*3*PI()/180)" office:value-type="float" office:value="0.5" calcext:value-type="float">
            <text:p>0,5</text:p>
          </table:table-cell>
          <table:table-cell table:style-name="ce5" table:formula="of:=3*SIN([.A60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[.A61]*PI()/180)" office:value-type="float" office:value="-0.90630778703665" calcext:value-type="float">
            <text:p>-0,90630778703665</text:p>
          </table:table-cell>
          <table:table-cell table:style-name="ce5" table:formula="of:=SIN([.A61]*3*PI()/180)" office:value-type="float" office:value="0.25881904510252" calcext:value-type="float">
            <text:p>0,25881904510252</text:p>
          </table:table-cell>
          <table:table-cell table:style-name="ce5" table:formula="of:=3*SIN([.A6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[.A62]*PI()/180)" office:value-type="float" office:value="-0.866025403784439" calcext:value-type="float">
            <text:p>-0,866025403784439</text:p>
          </table:table-cell>
          <table:table-cell table:style-name="ce5" table:formula="of:=SIN([.A62]*3*PI()/180)" office:value-type="float" office:value="-1.22464679914735E-016" calcext:value-type="float">
            <text:p>-1,22464679914735E-16</text:p>
          </table:table-cell>
          <table:table-cell table:style-name="ce5" table:formula="of:=3*SIN([.A6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[.A63]*PI()/180)" office:value-type="float" office:value="-0.819152044288992" calcext:value-type="float">
            <text:p>-0,819152044288992</text:p>
          </table:table-cell>
          <table:table-cell table:style-name="ce5" table:formula="of:=SIN([.A63]*3*PI()/180)" office:value-type="float" office:value="-0.258819045102521" calcext:value-type="float">
            <text:p>-0,258819045102521</text:p>
          </table:table-cell>
          <table:table-cell table:style-name="ce5" table:formula="of:=3*SIN([.A63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[.A64]*PI()/180)" office:value-type="float" office:value="-0.766044443118978" calcext:value-type="float">
            <text:p>-0,766044443118978</text:p>
          </table:table-cell>
          <table:table-cell table:style-name="ce5" table:formula="of:=SIN([.A64]*3*PI()/180)" office:value-type="float" office:value="-0.5" calcext:value-type="float">
            <text:p>-0,5</text:p>
          </table:table-cell>
          <table:table-cell table:style-name="ce5" table:formula="of:=3*SIN([.A64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[.A65]*PI()/180)" office:value-type="float" office:value="-0.707106781186548" calcext:value-type="float">
            <text:p>-0,707106781186548</text:p>
          </table:table-cell>
          <table:table-cell table:style-name="ce5" table:formula="of:=SIN([.A65]*3*PI()/180)" office:value-type="float" office:value="-0.707106781186548" calcext:value-type="float">
            <text:p>-0,707106781186548</text:p>
          </table:table-cell>
          <table:table-cell table:style-name="ce5" table:formula="of:=3*SIN([.A65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[.A66]*PI()/180)" office:value-type="float" office:value="-0.642787609686539" calcext:value-type="float">
            <text:p>-0,642787609686539</text:p>
          </table:table-cell>
          <table:table-cell table:style-name="ce5" table:formula="of:=SIN([.A66]*3*PI()/180)" office:value-type="float" office:value="-0.866025403784439" calcext:value-type="float">
            <text:p>-0,866025403784439</text:p>
          </table:table-cell>
          <table:table-cell table:style-name="ce5" table:formula="of:=3*SIN([.A6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[.A67]*PI()/180)" office:value-type="float" office:value="-0.573576436351046" calcext:value-type="float">
            <text:p>-0,573576436351046</text:p>
          </table:table-cell>
          <table:table-cell table:style-name="ce5" table:formula="of:=SIN([.A67]*3*PI()/180)" office:value-type="float" office:value="-0.965925826289068" calcext:value-type="float">
            <text:p>-0,965925826289068</text:p>
          </table:table-cell>
          <table:table-cell table:style-name="ce5" table:formula="of:=3*SIN([.A6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[.A68]*PI()/180)" office:value-type="float" office:value="-0.5" calcext:value-type="float">
            <text:p>-0,5</text:p>
          </table:table-cell>
          <table:table-cell table:style-name="ce5" table:formula="of:=SIN([.A68]*3*PI()/180)" office:value-type="float" office:value="-1" calcext:value-type="float">
            <text:p>-1</text:p>
          </table:table-cell>
          <table:table-cell table:style-name="ce5" table:formula="of:=3*SIN([.A68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[.A69]*PI()/180)" office:value-type="float" office:value="-0.422618261740699" calcext:value-type="float">
            <text:p>-0,422618261740699</text:p>
          </table:table-cell>
          <table:table-cell table:style-name="ce5" table:formula="of:=SIN([.A69]*3*PI()/180)" office:value-type="float" office:value="-0.965925826289068" calcext:value-type="float">
            <text:p>-0,965925826289068</text:p>
          </table:table-cell>
          <table:table-cell table:style-name="ce5" table:formula="of:=3*SIN([.A69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[.A70]*PI()/180)" office:value-type="float" office:value="-0.342020143325669" calcext:value-type="float">
            <text:p>-0,342020143325669</text:p>
          </table:table-cell>
          <table:table-cell table:style-name="ce5" table:formula="of:=SIN([.A70]*3*PI()/180)" office:value-type="float" office:value="-0.866025403784439" calcext:value-type="float">
            <text:p>-0,866025403784439</text:p>
          </table:table-cell>
          <table:table-cell table:style-name="ce5" table:formula="of:=3*SIN([.A70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[.A71]*PI()/180)" office:value-type="float" office:value="-0.258819045102521" calcext:value-type="float">
            <text:p>-0,258819045102521</text:p>
          </table:table-cell>
          <table:table-cell table:style-name="ce5" table:formula="of:=SIN([.A71]*3*PI()/180)" office:value-type="float" office:value="-0.707106781186548" calcext:value-type="float">
            <text:p>-0,707106781186548</text:p>
          </table:table-cell>
          <table:table-cell table:style-name="ce5" table:formula="of:=3*SIN([.A71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[.A72]*PI()/180)" office:value-type="float" office:value="-0.17364817766693" calcext:value-type="float">
            <text:p>-0,17364817766693</text:p>
          </table:table-cell>
          <table:table-cell table:style-name="ce5" table:formula="of:=SIN([.A72]*3*PI()/180)" office:value-type="float" office:value="-0.5" calcext:value-type="float">
            <text:p>-0,5</text:p>
          </table:table-cell>
          <table:table-cell table:style-name="ce5" table:formula="of:=3*SIN([.A7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[.A73]*PI()/180)" office:value-type="float" office:value="-0.0871557427476582" calcext:value-type="float">
            <text:p>-0,087155742747658</text:p>
          </table:table-cell>
          <table:table-cell table:style-name="ce5" table:formula="of:=SIN([.A73]*3*PI()/180)" office:value-type="float" office:value="-0.258819045102521" calcext:value-type="float">
            <text:p>-0,258819045102521</text:p>
          </table:table-cell>
          <table:table-cell table:style-name="ce5" table:formula="of:=3*SIN([.A73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[.A74]*PI()/180)" office:value-type="float" office:value="0" calcext:value-type="float">
            <text:p>0</text:p>
          </table:table-cell>
          <table:table-cell table:style-name="ce5" table:formula="of:=SIN([.A74]*3*PI()/180)" office:value-type="float" office:value="0" calcext:value-type="float">
            <text:p>0</text:p>
          </table:table-cell>
          <table:table-cell table:style-name="ce5" table:formula="of:=3*SIN([.A74]*PI()/18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[.A75]*PI()/180)" office:value-type="float" office:value="0.0871557427476582" calcext:value-type="float">
            <text:p>0,087155742747658</text:p>
          </table:table-cell>
          <table:table-cell table:style-name="ce5" table:formula="of:=SIN([.A75]*3*PI()/180)" office:value-type="float" office:value="0.258819045102521" calcext:value-type="float">
            <text:p>0,258819045102521</text:p>
          </table:table-cell>
          <table:table-cell table:style-name="ce5" table:formula="of:=3*SIN([.A75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[.A76]*PI()/180)" office:value-type="float" office:value="0.17364817766693" calcext:value-type="float">
            <text:p>0,17364817766693</text:p>
          </table:table-cell>
          <table:table-cell table:style-name="ce5" table:formula="of:=SIN([.A76]*3*PI()/180)" office:value-type="float" office:value="0.5" calcext:value-type="float">
            <text:p>0,5</text:p>
          </table:table-cell>
          <table:table-cell table:style-name="ce5" table:formula="of:=3*SIN([.A7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[.A77]*PI()/180)" office:value-type="float" office:value="0.258819045102521" calcext:value-type="float">
            <text:p>0,258819045102521</text:p>
          </table:table-cell>
          <table:table-cell table:style-name="ce5" table:formula="of:=SIN([.A77]*3*PI()/180)" office:value-type="float" office:value="0.707106781186548" calcext:value-type="float">
            <text:p>0,707106781186548</text:p>
          </table:table-cell>
          <table:table-cell table:style-name="ce5" table:formula="of:=3*SIN([.A77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[.A78]*PI()/180)" office:value-type="float" office:value="0.342020143325669" calcext:value-type="float">
            <text:p>0,342020143325669</text:p>
          </table:table-cell>
          <table:table-cell table:style-name="ce5" table:formula="of:=SIN([.A78]*3*PI()/180)" office:value-type="float" office:value="0.866025403784439" calcext:value-type="float">
            <text:p>0,866025403784439</text:p>
          </table:table-cell>
          <table:table-cell table:style-name="ce5" table:formula="of:=3*SIN([.A78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[.A79]*PI()/180)" office:value-type="float" office:value="0.422618261740699" calcext:value-type="float">
            <text:p>0,422618261740699</text:p>
          </table:table-cell>
          <table:table-cell table:style-name="ce5" table:formula="of:=SIN([.A79]*3*PI()/180)" office:value-type="float" office:value="0.965925826289068" calcext:value-type="float">
            <text:p>0,965925826289068</text:p>
          </table:table-cell>
          <table:table-cell table:style-name="ce5" table:formula="of:=3*SIN([.A79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[.A80]*PI()/180)" office:value-type="float" office:value="0.5" calcext:value-type="float">
            <text:p>0,5</text:p>
          </table:table-cell>
          <table:table-cell table:style-name="ce5" table:formula="of:=SIN([.A80]*3*PI()/180)" office:value-type="float" office:value="1" calcext:value-type="float">
            <text:p>1</text:p>
          </table:table-cell>
          <table:table-cell table:style-name="ce5" table:formula="of:=3*SIN([.A80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[.A81]*PI()/180)" office:value-type="float" office:value="0.573576436351046" calcext:value-type="float">
            <text:p>0,573576436351046</text:p>
          </table:table-cell>
          <table:table-cell table:style-name="ce5" table:formula="of:=SIN([.A81]*3*PI()/180)" office:value-type="float" office:value="0.965925826289068" calcext:value-type="float">
            <text:p>0,965925826289068</text:p>
          </table:table-cell>
          <table:table-cell table:style-name="ce5" table:formula="of:=3*SIN([.A8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[.A82]*PI()/180)" office:value-type="float" office:value="0.642787609686539" calcext:value-type="float">
            <text:p>0,642787609686539</text:p>
          </table:table-cell>
          <table:table-cell table:style-name="ce5" table:formula="of:=SIN([.A82]*3*PI()/180)" office:value-type="float" office:value="0.866025403784439" calcext:value-type="float">
            <text:p>0,866025403784439</text:p>
          </table:table-cell>
          <table:table-cell table:style-name="ce5" table:formula="of:=3*SIN([.A8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[.A83]*PI()/180)" office:value-type="float" office:value="0.707106781186548" calcext:value-type="float">
            <text:p>0,707106781186548</text:p>
          </table:table-cell>
          <table:table-cell table:style-name="ce5" table:formula="of:=SIN([.A83]*3*PI()/180)" office:value-type="float" office:value="0.707106781186548" calcext:value-type="float">
            <text:p>0,707106781186548</text:p>
          </table:table-cell>
          <table:table-cell table:style-name="ce5" table:formula="of:=3*SIN([.A83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[.A84]*PI()/180)" office:value-type="float" office:value="0.766044443118978" calcext:value-type="float">
            <text:p>0,766044443118978</text:p>
          </table:table-cell>
          <table:table-cell table:style-name="ce5" table:formula="of:=SIN([.A84]*3*PI()/180)" office:value-type="float" office:value="0.5" calcext:value-type="float">
            <text:p>0,5</text:p>
          </table:table-cell>
          <table:table-cell table:style-name="ce5" table:formula="of:=3*SIN([.A84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[.A85]*PI()/180)" office:value-type="float" office:value="0.819152044288992" calcext:value-type="float">
            <text:p>0,819152044288992</text:p>
          </table:table-cell>
          <table:table-cell table:style-name="ce5" table:formula="of:=SIN([.A85]*3*PI()/180)" office:value-type="float" office:value="0.258819045102521" calcext:value-type="float">
            <text:p>0,258819045102521</text:p>
          </table:table-cell>
          <table:table-cell table:style-name="ce5" table:formula="of:=3*SIN([.A85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[.A86]*PI()/180)" office:value-type="float" office:value="0.866025403784439" calcext:value-type="float">
            <text:p>0,866025403784439</text:p>
          </table:table-cell>
          <table:table-cell table:style-name="ce5" table:formula="of:=SIN([.A86]*3*PI()/180)" office:value-type="float" office:value="1.22464679914735E-016" calcext:value-type="float">
            <text:p>1,22464679914735E-16</text:p>
          </table:table-cell>
          <table:table-cell table:style-name="ce5" table:formula="of:=3*SIN([.A8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[.A87]*PI()/180)" office:value-type="float" office:value="0.90630778703665" calcext:value-type="float">
            <text:p>0,90630778703665</text:p>
          </table:table-cell>
          <table:table-cell table:style-name="ce5" table:formula="of:=SIN([.A87]*3*PI()/180)" office:value-type="float" office:value="-0.25881904510252" calcext:value-type="float">
            <text:p>-0,25881904510252</text:p>
          </table:table-cell>
          <table:table-cell table:style-name="ce5" table:formula="of:=3*SIN([.A8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[.A88]*PI()/180)" office:value-type="float" office:value="0.939692620785908" calcext:value-type="float">
            <text:p>0,939692620785908</text:p>
          </table:table-cell>
          <table:table-cell table:style-name="ce5" table:formula="of:=SIN([.A88]*3*PI()/180)" office:value-type="float" office:value="-0.5" calcext:value-type="float">
            <text:p>-0,5</text:p>
          </table:table-cell>
          <table:table-cell table:style-name="ce5" table:formula="of:=3*SIN([.A88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[.A89]*PI()/180)" office:value-type="float" office:value="0.965925826289068" calcext:value-type="float">
            <text:p>0,965925826289068</text:p>
          </table:table-cell>
          <table:table-cell table:style-name="ce5" table:formula="of:=SIN([.A89]*3*PI()/180)" office:value-type="float" office:value="-0.707106781186547" calcext:value-type="float">
            <text:p>-0,707106781186547</text:p>
          </table:table-cell>
          <table:table-cell table:style-name="ce5" table:formula="of:=3*SIN([.A89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[.A90]*PI()/180)" office:value-type="float" office:value="0.984807753012208" calcext:value-type="float">
            <text:p>0,984807753012208</text:p>
          </table:table-cell>
          <table:table-cell table:style-name="ce5" table:formula="of:=SIN([.A90]*3*PI()/180)" office:value-type="float" office:value="-0.866025403784438" calcext:value-type="float">
            <text:p>-0,866025403784438</text:p>
          </table:table-cell>
          <table:table-cell table:style-name="ce5" table:formula="of:=3*SIN([.A90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[.A91]*PI()/180)" office:value-type="float" office:value="0.996194698091746" calcext:value-type="float">
            <text:p>0,996194698091746</text:p>
          </table:table-cell>
          <table:table-cell table:style-name="ce5" table:formula="of:=SIN([.A91]*3*PI()/180)" office:value-type="float" office:value="-0.965925826289068" calcext:value-type="float">
            <text:p>-0,965925826289068</text:p>
          </table:table-cell>
          <table:table-cell table:style-name="ce5" table:formula="of:=3*SIN([.A9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[.A92]*PI()/180)" office:value-type="float" office:value="1" calcext:value-type="float">
            <text:p>1</text:p>
          </table:table-cell>
          <table:table-cell table:style-name="ce5" table:formula="of:=SIN([.A92]*3*PI()/180)" office:value-type="float" office:value="-1" calcext:value-type="float">
            <text:p>-1</text:p>
          </table:table-cell>
          <table:table-cell table:style-name="ce5" table:formula="of:=3*SIN([.A92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[.A93]*PI()/180)" office:value-type="float" office:value="0.996194698091746" calcext:value-type="float">
            <text:p>0,996194698091746</text:p>
          </table:table-cell>
          <table:table-cell table:style-name="ce5" table:formula="of:=SIN([.A93]*3*PI()/180)" office:value-type="float" office:value="-0.965925826289068" calcext:value-type="float">
            <text:p>-0,965925826289068</text:p>
          </table:table-cell>
          <table:table-cell table:style-name="ce5" table:formula="of:=3*SIN([.A93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[.A94]*PI()/180)" office:value-type="float" office:value="0.984807753012208" calcext:value-type="float">
            <text:p>0,984807753012208</text:p>
          </table:table-cell>
          <table:table-cell table:style-name="ce5" table:formula="of:=SIN([.A94]*3*PI()/180)" office:value-type="float" office:value="-0.866025403784439" calcext:value-type="float">
            <text:p>-0,866025403784439</text:p>
          </table:table-cell>
          <table:table-cell table:style-name="ce5" table:formula="of:=3*SIN([.A94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[.A95]*PI()/180)" office:value-type="float" office:value="0.965925826289068" calcext:value-type="float">
            <text:p>0,965925826289068</text:p>
          </table:table-cell>
          <table:table-cell table:style-name="ce5" table:formula="of:=SIN([.A95]*3*PI()/180)" office:value-type="float" office:value="-0.707106781186548" calcext:value-type="float">
            <text:p>-0,707106781186548</text:p>
          </table:table-cell>
          <table:table-cell table:style-name="ce5" table:formula="of:=3*SIN([.A95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[.A96]*PI()/180)" office:value-type="float" office:value="0.939692620785908" calcext:value-type="float">
            <text:p>0,939692620785908</text:p>
          </table:table-cell>
          <table:table-cell table:style-name="ce5" table:formula="of:=SIN([.A96]*3*PI()/180)" office:value-type="float" office:value="-0.5" calcext:value-type="float">
            <text:p>-0,5</text:p>
          </table:table-cell>
          <table:table-cell table:style-name="ce5" table:formula="of:=3*SIN([.A9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[.A97]*PI()/180)" office:value-type="float" office:value="0.90630778703665" calcext:value-type="float">
            <text:p>0,90630778703665</text:p>
          </table:table-cell>
          <table:table-cell table:style-name="ce5" table:formula="of:=SIN([.A97]*3*PI()/180)" office:value-type="float" office:value="-0.258819045102521" calcext:value-type="float">
            <text:p>-0,258819045102521</text:p>
          </table:table-cell>
          <table:table-cell table:style-name="ce5" table:formula="of:=3*SIN([.A9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[.A98]*PI()/180)" office:value-type="float" office:value="0.866025403784439" calcext:value-type="float">
            <text:p>0,866025403784439</text:p>
          </table:table-cell>
          <table:table-cell table:style-name="ce5" table:formula="of:=SIN([.A98]*3*PI()/180)" office:value-type="float" office:value="-2.44929359829471E-016" calcext:value-type="float">
            <text:p>-2,44929359829471E-16</text:p>
          </table:table-cell>
          <table:table-cell table:style-name="ce5" table:formula="of:=3*SIN([.A98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[.A99]*PI()/180)" office:value-type="float" office:value="0.819152044288992" calcext:value-type="float">
            <text:p>0,819152044288992</text:p>
          </table:table-cell>
          <table:table-cell table:style-name="ce5" table:formula="of:=SIN([.A99]*3*PI()/180)" office:value-type="float" office:value="0.25881904510252" calcext:value-type="float">
            <text:p>0,25881904510252</text:p>
          </table:table-cell>
          <table:table-cell table:style-name="ce5" table:formula="of:=3*SIN([.A99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[.A100]*PI()/180)" office:value-type="float" office:value="0.766044443118978" calcext:value-type="float">
            <text:p>0,766044443118978</text:p>
          </table:table-cell>
          <table:table-cell table:style-name="ce5" table:formula="of:=SIN([.A100]*3*PI()/180)" office:value-type="float" office:value="0.499999999999999" calcext:value-type="float">
            <text:p>0,499999999999999</text:p>
          </table:table-cell>
          <table:table-cell table:style-name="ce5" table:formula="of:=3*SIN([.A100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[.A101]*PI()/180)" office:value-type="float" office:value="0.707106781186548" calcext:value-type="float">
            <text:p>0,707106781186548</text:p>
          </table:table-cell>
          <table:table-cell table:style-name="ce5" table:formula="of:=SIN([.A101]*3*PI()/180)" office:value-type="float" office:value="0.707106781186547" calcext:value-type="float">
            <text:p>0,707106781186547</text:p>
          </table:table-cell>
          <table:table-cell table:style-name="ce5" table:formula="of:=3*SIN([.A10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[.A102]*PI()/180)" office:value-type="float" office:value="0.642787609686539" calcext:value-type="float">
            <text:p>0,642787609686539</text:p>
          </table:table-cell>
          <table:table-cell table:style-name="ce5" table:formula="of:=SIN([.A102]*3*PI()/180)" office:value-type="float" office:value="0.866025403784439" calcext:value-type="float">
            <text:p>0,866025403784439</text:p>
          </table:table-cell>
          <table:table-cell table:style-name="ce5" table:formula="of:=3*SIN([.A10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[.A103]*PI()/180)" office:value-type="float" office:value="0.573576436351046" calcext:value-type="float">
            <text:p>0,573576436351046</text:p>
          </table:table-cell>
          <table:table-cell table:style-name="ce5" table:formula="of:=SIN([.A103]*3*PI()/180)" office:value-type="float" office:value="0.965925826289068" calcext:value-type="float">
            <text:p>0,965925826289068</text:p>
          </table:table-cell>
          <table:table-cell table:style-name="ce5" table:formula="of:=3*SIN([.A103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[.A104]*PI()/180)" office:value-type="float" office:value="0.5" calcext:value-type="float">
            <text:p>0,5</text:p>
          </table:table-cell>
          <table:table-cell table:style-name="ce5" table:formula="of:=SIN([.A104]*3*PI()/180)" office:value-type="float" office:value="1" calcext:value-type="float">
            <text:p>1</text:p>
          </table:table-cell>
          <table:table-cell table:style-name="ce5" table:formula="of:=3*SIN([.A104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[.A105]*PI()/180)" office:value-type="float" office:value="0.422618261740699" calcext:value-type="float">
            <text:p>0,422618261740699</text:p>
          </table:table-cell>
          <table:table-cell table:style-name="ce5" table:formula="of:=SIN([.A105]*3*PI()/180)" office:value-type="float" office:value="0.965925826289068" calcext:value-type="float">
            <text:p>0,965925826289068</text:p>
          </table:table-cell>
          <table:table-cell table:style-name="ce5" table:formula="of:=3*SIN([.A105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[.A106]*PI()/180)" office:value-type="float" office:value="0.342020143325669" calcext:value-type="float">
            <text:p>0,342020143325669</text:p>
          </table:table-cell>
          <table:table-cell table:style-name="ce5" table:formula="of:=SIN([.A106]*3*PI()/180)" office:value-type="float" office:value="0.866025403784439" calcext:value-type="float">
            <text:p>0,866025403784439</text:p>
          </table:table-cell>
          <table:table-cell table:style-name="ce5" table:formula="of:=3*SIN([.A10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[.A107]*PI()/180)" office:value-type="float" office:value="0.258819045102521" calcext:value-type="float">
            <text:p>0,258819045102521</text:p>
          </table:table-cell>
          <table:table-cell table:style-name="ce5" table:formula="of:=SIN([.A107]*3*PI()/180)" office:value-type="float" office:value="0.707106781186547" calcext:value-type="float">
            <text:p>0,707106781186547</text:p>
          </table:table-cell>
          <table:table-cell table:style-name="ce5" table:formula="of:=3*SIN([.A107]*PI()/180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[.A108]*PI()/180)" office:value-type="float" office:value="0.17364817766693" calcext:value-type="float">
            <text:p>0,17364817766693</text:p>
          </table:table-cell>
          <table:table-cell table:style-name="ce5" table:formula="of:=SIN([.A108]*3*PI()/180)" office:value-type="float" office:value="0.5" calcext:value-type="float">
            <text:p>0,5</text:p>
          </table:table-cell>
          <table:table-cell table:style-name="ce5" table:formula="of:=3*SIN([.A108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[.A109]*PI()/180)" office:value-type="float" office:value="0.0871557427476586" calcext:value-type="float">
            <text:p>0,087155742747659</text:p>
          </table:table-cell>
          <table:table-cell table:style-name="ce5" table:formula="of:=SIN([.A109]*3*PI()/180)" office:value-type="float" office:value="0.258819045102521" calcext:value-type="float">
            <text:p>0,258819045102521</text:p>
          </table:table-cell>
          <table:table-cell table:style-name="ce5" table:formula="of:=3*SIN([.A109]*PI()/180)" office:value-type="float" office:value="0.261467228242976" calcext:value-type="float">
            <text:p>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[.A110]*PI()/180)" office:value-type="float" office:value="1.22464679914735E-016" calcext:value-type="float">
            <text:p>1,22464679914735E-16</text:p>
          </table:table-cell>
          <table:table-cell table:style-name="ce5" table:formula="of:=SIN([.A110]*3*PI()/180)" office:value-type="float" office:value="3.67394039744206E-016" calcext:value-type="float">
            <text:p>3,67394039744206E-16</text:p>
          </table:table-cell>
          <table:table-cell table:style-name="ce5" table:formula="of:=3*SIN([.A110]*PI()/180)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[.A111]*PI()/180)" office:value-type="float" office:value="-0.0871557427476579" calcext:value-type="float">
            <text:p>-0,087155742747658</text:p>
          </table:table-cell>
          <table:table-cell table:style-name="ce5" table:formula="of:=SIN([.A111]*3*PI()/180)" office:value-type="float" office:value="-0.258819045102522" calcext:value-type="float">
            <text:p>-0,258819045102522</text:p>
          </table:table-cell>
          <table:table-cell table:style-name="ce5" table:formula="of:=3*SIN([.A111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[.A112]*PI()/180)" office:value-type="float" office:value="-0.17364817766693" calcext:value-type="float">
            <text:p>-0,17364817766693</text:p>
          </table:table-cell>
          <table:table-cell table:style-name="ce5" table:formula="of:=SIN([.A112]*3*PI()/180)" office:value-type="float" office:value="-0.500000000000001" calcext:value-type="float">
            <text:p>-0,500000000000001</text:p>
          </table:table-cell>
          <table:table-cell table:style-name="ce5" table:formula="of:=3*SIN([.A11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[.A113]*PI()/180)" office:value-type="float" office:value="-0.25881904510252" calcext:value-type="float">
            <text:p>-0,25881904510252</text:p>
          </table:table-cell>
          <table:table-cell table:style-name="ce5" table:formula="of:=SIN([.A113]*3*PI()/180)" office:value-type="float" office:value="-0.707106781186548" calcext:value-type="float">
            <text:p>-0,707106781186548</text:p>
          </table:table-cell>
          <table:table-cell table:style-name="ce5" table:formula="of:=3*SIN([.A113]*PI()/180)" office:value-type="float" office:value="-0.776457135307561" calcext:value-type="float">
            <text:p>-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[.A114]*PI()/180)" office:value-type="float" office:value="-0.342020143325669" calcext:value-type="float">
            <text:p>-0,342020143325669</text:p>
          </table:table-cell>
          <table:table-cell table:style-name="ce5" table:formula="of:=SIN([.A114]*3*PI()/180)" office:value-type="float" office:value="-0.866025403784439" calcext:value-type="float">
            <text:p>-0,866025403784439</text:p>
          </table:table-cell>
          <table:table-cell table:style-name="ce5" table:formula="of:=3*SIN([.A114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[.A115]*PI()/180)" office:value-type="float" office:value="-0.422618261740699" calcext:value-type="float">
            <text:p>-0,422618261740699</text:p>
          </table:table-cell>
          <table:table-cell table:style-name="ce5" table:formula="of:=SIN([.A115]*3*PI()/180)" office:value-type="float" office:value="-0.965925826289068" calcext:value-type="float">
            <text:p>-0,965925826289068</text:p>
          </table:table-cell>
          <table:table-cell table:style-name="ce5" table:formula="of:=3*SIN([.A115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[.A116]*PI()/180)" office:value-type="float" office:value="-0.5" calcext:value-type="float">
            <text:p>-0,5</text:p>
          </table:table-cell>
          <table:table-cell table:style-name="ce5" table:formula="of:=SIN([.A116]*3*PI()/180)" office:value-type="float" office:value="-1" calcext:value-type="float">
            <text:p>-1</text:p>
          </table:table-cell>
          <table:table-cell table:style-name="ce5" table:formula="of:=3*SIN([.A116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[.A117]*PI()/180)" office:value-type="float" office:value="-0.573576436351046" calcext:value-type="float">
            <text:p>-0,573576436351046</text:p>
          </table:table-cell>
          <table:table-cell table:style-name="ce5" table:formula="of:=SIN([.A117]*3*PI()/180)" office:value-type="float" office:value="-0.965925826289068" calcext:value-type="float">
            <text:p>-0,965925826289068</text:p>
          </table:table-cell>
          <table:table-cell table:style-name="ce5" table:formula="of:=3*SIN([.A11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[.A118]*PI()/180)" office:value-type="float" office:value="-0.642787609686539" calcext:value-type="float">
            <text:p>-0,642787609686539</text:p>
          </table:table-cell>
          <table:table-cell table:style-name="ce5" table:formula="of:=SIN([.A118]*3*PI()/180)" office:value-type="float" office:value="-0.866025403784439" calcext:value-type="float">
            <text:p>-0,866025403784439</text:p>
          </table:table-cell>
          <table:table-cell table:style-name="ce5" table:formula="of:=3*SIN([.A11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[.A119]*PI()/180)" office:value-type="float" office:value="-0.707106781186547" calcext:value-type="float">
            <text:p>-0,707106781186547</text:p>
          </table:table-cell>
          <table:table-cell table:style-name="ce5" table:formula="of:=SIN([.A119]*3*PI()/180)" office:value-type="float" office:value="-0.707106781186547" calcext:value-type="float">
            <text:p>-0,707106781186547</text:p>
          </table:table-cell>
          <table:table-cell table:style-name="ce5" table:formula="of:=3*SIN([.A119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[.A120]*PI()/180)" office:value-type="float" office:value="-0.766044443118978" calcext:value-type="float">
            <text:p>-0,766044443118978</text:p>
          </table:table-cell>
          <table:table-cell table:style-name="ce5" table:formula="of:=SIN([.A120]*3*PI()/180)" office:value-type="float" office:value="-0.5" calcext:value-type="float">
            <text:p>-0,5</text:p>
          </table:table-cell>
          <table:table-cell table:style-name="ce5" table:formula="of:=3*SIN([.A120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[.A121]*PI()/180)" office:value-type="float" office:value="-0.819152044288992" calcext:value-type="float">
            <text:p>-0,819152044288992</text:p>
          </table:table-cell>
          <table:table-cell table:style-name="ce5" table:formula="of:=SIN([.A121]*3*PI()/180)" office:value-type="float" office:value="-0.258819045102521" calcext:value-type="float">
            <text:p>-0,258819045102521</text:p>
          </table:table-cell>
          <table:table-cell table:style-name="ce5" table:formula="of:=3*SIN([.A121]*PI()/180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[.A122]*PI()/180)" office:value-type="float" office:value="-0.866025403784438" calcext:value-type="float">
            <text:p>-0,866025403784438</text:p>
          </table:table-cell>
          <table:table-cell table:style-name="ce5" table:formula="of:=SIN([.A122]*3*PI()/180)" office:value-type="float" office:value="-4.89858719658941E-016" calcext:value-type="float">
            <text:p>-4,89858719658941E-16</text:p>
          </table:table-cell>
          <table:table-cell table:style-name="ce5" table:formula="of:=3*SIN([.A12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[.A123]*PI()/180)" office:value-type="float" office:value="-0.90630778703665" calcext:value-type="float">
            <text:p>-0,90630778703665</text:p>
          </table:table-cell>
          <table:table-cell table:style-name="ce5" table:formula="of:=SIN([.A123]*3*PI()/180)" office:value-type="float" office:value="0.25881904510252" calcext:value-type="float">
            <text:p>0,25881904510252</text:p>
          </table:table-cell>
          <table:table-cell table:style-name="ce5" table:formula="of:=3*SIN([.A12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[.A124]*PI()/180)" office:value-type="float" office:value="-0.939692620785908" calcext:value-type="float">
            <text:p>-0,939692620785908</text:p>
          </table:table-cell>
          <table:table-cell table:style-name="ce5" table:formula="of:=SIN([.A124]*3*PI()/180)" office:value-type="float" office:value="0.499999999999999" calcext:value-type="float">
            <text:p>0,499999999999999</text:p>
          </table:table-cell>
          <table:table-cell table:style-name="ce5" table:formula="of:=3*SIN([.A124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[.A125]*PI()/180)" office:value-type="float" office:value="-0.965925826289068" calcext:value-type="float">
            <text:p>-0,965925826289068</text:p>
          </table:table-cell>
          <table:table-cell table:style-name="ce5" table:formula="of:=SIN([.A125]*3*PI()/180)" office:value-type="float" office:value="0.707106781186547" calcext:value-type="float">
            <text:p>0,707106781186547</text:p>
          </table:table-cell>
          <table:table-cell table:style-name="ce5" table:formula="of:=3*SIN([.A125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[.A126]*PI()/180)" office:value-type="float" office:value="-0.984807753012208" calcext:value-type="float">
            <text:p>-0,984807753012208</text:p>
          </table:table-cell>
          <table:table-cell table:style-name="ce5" table:formula="of:=SIN([.A126]*3*PI()/180)" office:value-type="float" office:value="0.866025403784438" calcext:value-type="float">
            <text:p>0,866025403784438</text:p>
          </table:table-cell>
          <table:table-cell table:style-name="ce5" table:formula="of:=3*SIN([.A126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[.A127]*PI()/180)" office:value-type="float" office:value="-0.996194698091746" calcext:value-type="float">
            <text:p>-0,996194698091746</text:p>
          </table:table-cell>
          <table:table-cell table:style-name="ce5" table:formula="of:=SIN([.A127]*3*PI()/180)" office:value-type="float" office:value="0.965925826289068" calcext:value-type="float">
            <text:p>0,965925826289068</text:p>
          </table:table-cell>
          <table:table-cell table:style-name="ce5" table:formula="of:=3*SIN([.A12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[.A128]*PI()/180)" office:value-type="float" office:value="-1" calcext:value-type="float">
            <text:p>-1</text:p>
          </table:table-cell>
          <table:table-cell table:style-name="ce5" table:formula="of:=SIN([.A128]*3*PI()/180)" office:value-type="float" office:value="1" calcext:value-type="float">
            <text:p>1</text:p>
          </table:table-cell>
          <table:table-cell table:style-name="ce5" table:formula="of:=3*SIN([.A128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[.A129]*PI()/180)" office:value-type="float" office:value="-0.996194698091746" calcext:value-type="float">
            <text:p>-0,996194698091746</text:p>
          </table:table-cell>
          <table:table-cell table:style-name="ce5" table:formula="of:=SIN([.A129]*3*PI()/180)" office:value-type="float" office:value="0.965925826289068" calcext:value-type="float">
            <text:p>0,965925826289068</text:p>
          </table:table-cell>
          <table:table-cell table:style-name="ce5" table:formula="of:=3*SIN([.A129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[.A130]*PI()/180)" office:value-type="float" office:value="-0.984807753012208" calcext:value-type="float">
            <text:p>-0,984807753012208</text:p>
          </table:table-cell>
          <table:table-cell table:style-name="ce5" table:formula="of:=SIN([.A130]*3*PI()/180)" office:value-type="float" office:value="0.866025403784438" calcext:value-type="float">
            <text:p>0,866025403784438</text:p>
          </table:table-cell>
          <table:table-cell table:style-name="ce5" table:formula="of:=3*SIN([.A130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[.A131]*PI()/180)" office:value-type="float" office:value="-0.965925826289068" calcext:value-type="float">
            <text:p>-0,965925826289068</text:p>
          </table:table-cell>
          <table:table-cell table:style-name="ce5" table:formula="of:=SIN([.A131]*3*PI()/180)" office:value-type="float" office:value="0.707106781186547" calcext:value-type="float">
            <text:p>0,707106781186547</text:p>
          </table:table-cell>
          <table:table-cell table:style-name="ce5" table:formula="of:=3*SIN([.A131]*PI()/180)" office:value-type="float" office:value="-2.8977774788672" calcext:value-type="float">
            <text:p>-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[.A132]*PI()/180)" office:value-type="float" office:value="-0.939692620785909" calcext:value-type="float">
            <text:p>-0,939692620785909</text:p>
          </table:table-cell>
          <table:table-cell table:style-name="ce5" table:formula="of:=SIN([.A132]*3*PI()/180)" office:value-type="float" office:value="0.5" calcext:value-type="float">
            <text:p>0,5</text:p>
          </table:table-cell>
          <table:table-cell table:style-name="ce5" table:formula="of:=3*SIN([.A13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[.A133]*PI()/180)" office:value-type="float" office:value="-0.90630778703665" calcext:value-type="float">
            <text:p>-0,90630778703665</text:p>
          </table:table-cell>
          <table:table-cell table:style-name="ce5" table:formula="of:=SIN([.A133]*3*PI()/180)" office:value-type="float" office:value="0.258819045102521" calcext:value-type="float">
            <text:p>0,258819045102521</text:p>
          </table:table-cell>
          <table:table-cell table:style-name="ce5" table:formula="of:=3*SIN([.A13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[.A134]*PI()/180)" office:value-type="float" office:value="-0.866025403784439" calcext:value-type="float">
            <text:p>-0,866025403784439</text:p>
          </table:table-cell>
          <table:table-cell table:style-name="ce5" table:formula="of:=SIN([.A134]*3*PI()/180)" office:value-type="float" office:value="6.12323399573677E-016" calcext:value-type="float">
            <text:p>6,12323399573677E-16</text:p>
          </table:table-cell>
          <table:table-cell table:style-name="ce5" table:formula="of:=3*SIN([.A134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[.A135]*PI()/180)" office:value-type="float" office:value="-0.819152044288992" calcext:value-type="float">
            <text:p>-0,819152044288992</text:p>
          </table:table-cell>
          <table:table-cell table:style-name="ce5" table:formula="of:=SIN([.A135]*3*PI()/180)" office:value-type="float" office:value="-0.25881904510252" calcext:value-type="float">
            <text:p>-0,25881904510252</text:p>
          </table:table-cell>
          <table:table-cell table:style-name="ce5" table:formula="of:=3*SIN([.A135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[.A136]*PI()/180)" office:value-type="float" office:value="-0.766044443118978" calcext:value-type="float">
            <text:p>-0,766044443118978</text:p>
          </table:table-cell>
          <table:table-cell table:style-name="ce5" table:formula="of:=SIN([.A136]*3*PI()/180)" office:value-type="float" office:value="-0.499999999999999" calcext:value-type="float">
            <text:p>-0,499999999999999</text:p>
          </table:table-cell>
          <table:table-cell table:style-name="ce5" table:formula="of:=3*SIN([.A136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[.A137]*PI()/180)" office:value-type="float" office:value="-0.707106781186548" calcext:value-type="float">
            <text:p>-0,707106781186548</text:p>
          </table:table-cell>
          <table:table-cell table:style-name="ce5" table:formula="of:=SIN([.A137]*3*PI()/180)" office:value-type="float" office:value="-0.707106781186545" calcext:value-type="float">
            <text:p>-0,707106781186545</text:p>
          </table:table-cell>
          <table:table-cell table:style-name="ce5" table:formula="of:=3*SIN([.A13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[.A138]*PI()/180)" office:value-type="float" office:value="-0.64278760968654" calcext:value-type="float">
            <text:p>-0,64278760968654</text:p>
          </table:table-cell>
          <table:table-cell table:style-name="ce5" table:formula="of:=SIN([.A138]*3*PI()/180)" office:value-type="float" office:value="-0.866025403784438" calcext:value-type="float">
            <text:p>-0,866025403784438</text:p>
          </table:table-cell>
          <table:table-cell table:style-name="ce5" table:formula="of:=3*SIN([.A13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[.A139]*PI()/180)" office:value-type="float" office:value="-0.573576436351047" calcext:value-type="float">
            <text:p>-0,573576436351047</text:p>
          </table:table-cell>
          <table:table-cell table:style-name="ce5" table:formula="of:=SIN([.A139]*3*PI()/180)" office:value-type="float" office:value="-0.965925826289068" calcext:value-type="float">
            <text:p>-0,965925826289068</text:p>
          </table:table-cell>
          <table:table-cell table:style-name="ce5" table:formula="of:=3*SIN([.A139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[.A140]*PI()/180)" office:value-type="float" office:value="-0.5" calcext:value-type="float">
            <text:p>-0,5</text:p>
          </table:table-cell>
          <table:table-cell table:style-name="ce5" table:formula="of:=SIN([.A140]*3*PI()/180)" office:value-type="float" office:value="-1" calcext:value-type="float">
            <text:p>-1</text:p>
          </table:table-cell>
          <table:table-cell table:style-name="ce5" table:formula="of:=3*SIN([.A140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[.A141]*PI()/180)" office:value-type="float" office:value="-0.4226182617407" calcext:value-type="float">
            <text:p>-0,4226182617407</text:p>
          </table:table-cell>
          <table:table-cell table:style-name="ce5" table:formula="of:=SIN([.A141]*3*PI()/180)" office:value-type="float" office:value="-0.965925826289069" calcext:value-type="float">
            <text:p>-0,965925826289069</text:p>
          </table:table-cell>
          <table:table-cell table:style-name="ce5" table:formula="of:=3*SIN([.A141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[.A142]*PI()/180)" office:value-type="float" office:value="-0.342020143325669" calcext:value-type="float">
            <text:p>-0,342020143325669</text:p>
          </table:table-cell>
          <table:table-cell table:style-name="ce5" table:formula="of:=SIN([.A142]*3*PI()/180)" office:value-type="float" office:value="-0.866025403784438" calcext:value-type="float">
            <text:p>-0,866025403784438</text:p>
          </table:table-cell>
          <table:table-cell table:style-name="ce5" table:formula="of:=3*SIN([.A1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[.A143]*PI()/180)" office:value-type="float" office:value="-0.258819045102521" calcext:value-type="float">
            <text:p>-0,258819045102521</text:p>
          </table:table-cell>
          <table:table-cell table:style-name="ce5" table:formula="of:=SIN([.A143]*3*PI()/180)" office:value-type="float" office:value="-0.707106781186549" calcext:value-type="float">
            <text:p>-0,707106781186549</text:p>
          </table:table-cell>
          <table:table-cell table:style-name="ce5" table:formula="of:=3*SIN([.A143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[.A144]*PI()/180)" office:value-type="float" office:value="-0.173648177666931" calcext:value-type="float">
            <text:p>-0,173648177666931</text:p>
          </table:table-cell>
          <table:table-cell table:style-name="ce5" table:formula="of:=SIN([.A144]*3*PI()/180)" office:value-type="float" office:value="-0.5" calcext:value-type="float">
            <text:p>-0,5</text:p>
          </table:table-cell>
          <table:table-cell table:style-name="ce5" table:formula="of:=3*SIN([.A144]*PI()/180)" office:value-type="float" office:value="-0.520944533000794" calcext:value-type="float">
            <text:p>-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[.A145]*PI()/180)" office:value-type="float" office:value="-0.0871557427476583" calcext:value-type="float">
            <text:p>-0,087155742747658</text:p>
          </table:table-cell>
          <table:table-cell table:style-name="ce5" table:formula="of:=SIN([.A145]*3*PI()/180)" office:value-type="float" office:value="-0.258819045102523" calcext:value-type="float">
            <text:p>-0,258819045102523</text:p>
          </table:table-cell>
          <table:table-cell table:style-name="ce5" table:formula="of:=3*SIN([.A145]*PI()/180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[.A146]*PI()/180)" office:value-type="float" office:value="-2.44929359829471E-016" calcext:value-type="float">
            <text:p>-2,44929359829471E-16</text:p>
          </table:table-cell>
          <table:table-cell table:style-name="ce5" table:formula="of:=SIN([.A146]*3*PI()/180)" office:value-type="float" office:value="-7.34788079488412E-016" calcext:value-type="float">
            <text:p>-7,34788079488412E-16</text:p>
          </table:table-cell>
          <table:table-cell table:style-name="ce5" table:formula="of:=3*SIN([.A146]*PI()/180)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shapes>
          <draw:frame draw:z-index="0" draw:style-name="gr1" draw:text-style-name="P1" svg:width="148.31mm" svg:height="80.4mm" svg:x="50.95mm" svg:y="25.93mm">
            <loext:p/>
            <draw:object draw:notify-on-update-of-ranges="'5. Pomiary'.A2:'5. Pomiary'.A32 '5. Pomiary'.B1:'5. Pomiary'.B1 '5. Pomiary'.B2:'5. Pomiary'.B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shapes>
          <draw:frame draw:z-index="0" draw:style-name="gr1" draw:text-style-name="P1" svg:width="159.97mm" svg:height="102.4mm" svg:x="52.79mm" svg:y="2.38mm">
            <loext:p/>
            <draw:object draw:notify-on-update-of-ranges="'6. Nazwiska'.A2:'6. Nazwiska'.A9 '6. Nazwiska'.B1:'6. Nazwiska'.B1 '6. Nazwiska'.B2:'6. Nazwiska'.B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table:shapes>
          <draw:frame draw:z-index="0" draw:style-name="gr1" draw:text-style-name="P1" svg:width="218.74mm" svg:height="89.96mm" svg:x="75.39mm" svg:y="6.88mm">
            <loext:p/>
            <draw:object draw:notify-on-update-of-ranges="'7. Klasyfikacja'.A2:'7. Klasyfikacja'.A11 '7. Klasyfikacja'.B1:'7. Klasyfikacja'.B1 '7. Klasyfikacja'.B2:'7. Klasyfikacja'.B11 '7. Klasyfikacja'.C1:'7. Klasyfikacja'.C1 '7. Klasyfikacja'.C2:'7. Klasyfikacja'.C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2.27" calcext:value-type="float">
            <text:p>2,27</text:p>
          </table:table-cell>
          <table:table-cell table:style-name="ce8" table:formula="of:=RAND()*0.5+0.5" office:value-type="percentage" office:value="0.787483344611448" calcext:value-type="percentage">
            <text:p>7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2.32" calcext:value-type="float">
            <text:p>2,32</text:p>
          </table:table-cell>
          <table:table-cell table:style-name="ce8" table:formula="of:=RAND()*0.5+0.5" office:value-type="percentage" office:value="0.795447490672607" calcext:value-type="percentage">
            <text:p>8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1.95" calcext:value-type="float">
            <text:p>1,95</text:p>
          </table:table-cell>
          <table:table-cell table:style-name="ce8" table:formula="of:=RAND()*0.5+0.5" office:value-type="percentage" office:value="0.569175426006075" calcext:value-type="percentage">
            <text:p>5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1.82" calcext:value-type="float">
            <text:p>1,82</text:p>
          </table:table-cell>
          <table:table-cell table:style-name="ce8" table:formula="of:=RAND()*0.5+0.5" office:value-type="percentage" office:value="0.510195173159132" calcext:value-type="percentage">
            <text:p>5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2.52" calcext:value-type="float">
            <text:p>2,52</text:p>
          </table:table-cell>
          <table:table-cell table:style-name="ce8" table:formula="of:=RAND()*0.5+0.5" office:value-type="percentage" office:value="0.739131869997583" calcext:value-type="percentage">
            <text:p>7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5.36" calcext:value-type="float">
            <text:p>5,36</text:p>
          </table:table-cell>
          <table:table-cell table:style-name="ce8" table:formula="of:=RAND()*0.5+0.5" office:value-type="percentage" office:value="0.694308678608687" calcext:value-type="percentage">
            <text:p>6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1.37" calcext:value-type="float">
            <text:p>1,37</text:p>
          </table:table-cell>
          <table:table-cell table:style-name="ce8" table:formula="of:=RAND()*0.5+0.5" office:value-type="percentage" office:value="0.970349193277055" calcext:value-type="percentage">
            <text:p>9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5.13" calcext:value-type="float">
            <text:p>5,13</text:p>
          </table:table-cell>
          <table:table-cell table:style-name="ce8" table:formula="of:=RAND()*0.5+0.5" office:value-type="percentage" office:value="0.832355019749457" calcext:value-type="percentage">
            <text:p>8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5.98" calcext:value-type="float">
            <text:p>5,98</text:p>
          </table:table-cell>
          <table:table-cell table:style-name="ce8" table:formula="of:=RAND()*0.5+0.5" office:value-type="percentage" office:value="0.570473221419957" calcext:value-type="percentage">
            <text:p>5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1.69" calcext:value-type="float">
            <text:p>1,69</text:p>
          </table:table-cell>
          <table:table-cell table:style-name="ce8" table:formula="of:=RAND()*0.5+0.5" office:value-type="percentage" office:value="0.956022200743774" calcext:value-type="percentage">
            <text:p>96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8">00.00.0000</text:date>, <text:time style:data-style-name="N2" text:time-value="10:42:17.90817979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8-01-08T10:42:22.434200053</dc:date>
    <meta:generator>LibreOffice/5.4.2.2$Linux_X86_64 LibreOffice_project/40m0$Build-2</meta:generator>
    <meta:editing-duration>PT2H47M4S</meta:editing-duration>
    <meta:editing-cycles>28</meta:editing-cycles>
    <meta:document-statistic meta:table-count="7" meta:cell-count="955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c2e0a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6b6400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4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solid" draw:fill-color="#adc5e7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27cm" svg:height="8.388cm" xlink:href=".." xlink:type="simple" chart:class="chart:line" chart:style-name="ch1">
        <chart:title svg:x="8.63cm" svg:y="0.303cm" chart:style-name="ch2">
          <text:p>Dane z giełdy</text:p>
        </chart:title>
        <chart:subtitle svg:x="8.405cm" svg:y="1.249cm" chart:style-name="ch3">
          <text:p>Wykres za 2012 r.</text:p>
        </chart:subtitle>
        <chart:legend chart:legend-position="end" svg:x="16.957cm" svg:y="3.895cm" style:legend-expansion="high" chart:style-name="ch4"/>
        <chart:plot-area chart:style-name="ch5" table:cell-range-address="'1. Giełda'.A2:'1. Giełda'.B22 '1. Giełda'.B1:'1. Giełda'.B1" chart:data-source-has-labels="both" svg:x="1.589cm" svg:y="1.71cm" svg:width="14.936cm" svg:height="6.11cm">
          <chartooo:coordinate-region svg:x="3.348cm" svg:y="1.909cm" svg:width="13.177cm" svg:height="3.968cm"/>
          <chart:axis chart:dimension="x" chart:name="primary-x" chart:style-name="ch6" chartooo:axis-type="auto">
            <chartooo:date-scale/>
            <chart:title svg:x="8.682cm" svg:y="7.828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627cm" svg:y="5.378cm" chart:style-name="ch10">
              <text:p>wartość</text:p>
            </chart:title>
            <chart:grid chart:style-name="ch11" chart:class="major"/>
          </chart:axis>
          <chart:series chart:style-name="ch12" chart:values-cell-range-address="'1. Giełda'.B2:'1. Giełda'.B22" chart:label-cell-address="'1. Giełda'.B1:'1. Giełda'.B1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 style:percentage-data-style-name="N10145">
      <style:chart-properties loext:label-stroke-color="#3465a4" chart:link-data-style-to-source="true" chart:data-label-number="percentage" chart:data-label-text="tru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01cm" svg:height="9.474cm" xlink:href=".." xlink:type="simple" chart:class="chart:circle" chart:style-name="ch1">
        <chart:title svg:x="7.507cm" svg:y="0.325cm" chart:style-name="ch2">
          <text:p>Wybory samorządowe</text:p>
        </chart:title>
        <chart:legend chart:legend-position="end" svg:x="15.353cm" svg:y="3.691cm" style:legend-expansion="high" chart:style-name="ch3"/>
        <chart:plot-area chart:style-name="ch4" table:cell-range-address="'2. Wybory'.A2:'2. Wybory'.B5 '2. Wybory'.B1:'2. Wybory'.B1" chart:data-source-has-labels="both" svg:x="0.12cm" svg:y="1.808cm" svg:width="14.395cm" svg:height="6.278cm">
          <chartooo:coordinate-region svg:x="4.014cm" svg:y="2.158cm" svg:width="6.255cm" svg:height="5.928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'3. Matematyczne I'.A2:'3. Matematyczne I'.B102 '3. Matematyczne I'.B1:'3. Matematyczne I'.B1" chart:data-source-has-labels="row" svg:x="0.32cm" svg:y="0.18cm" svg:width="13.831cm" svg:height="8.64cm">
          <chartooo:coordinate-region svg:x="0.466cm" svg:y="0.379cm" svg:width="13.59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-360" chart:maximum="360" chart:interval-major="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703cm" style:legend-expansion="high" chart:style-name="ch2"/>
        <chart:plot-area chart:style-name="ch3" table:cell-range-address="'4. Matematyczne II'.A2:'4. Matematyczne II'.D146 '4. Matematyczne II'.B1:'4. Matematyczne II'.D1" chart:data-source-has-labels="row" svg:x="0.32cm" svg:y="0.18cm" svg:width="12.376cm" svg:height="8.64cm">
          <chartooo:coordinate-region svg:x="0.651cm" svg:y="0.379cm" svg:width="11.76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scatter">
            <chart:domain table:cell-range-address="'4. Matematyczne II'.A2:'4. Matematyczne II'.A146"/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scatter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'4. Matematyczne II'.A2:'4. Matematyczne II'.A146</svg:desc>
                </draw:g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5">
                <text:p>0.70710678118654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5">
                <text:p>-0.70710678118654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 svg:stroke-opacity="90%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32cm" svg:height="8.041cm" xlink:href=".." xlink:type="simple" chart:class="chart:scatter" chart:style-name="ch1">
        <chart:legend chart:legend-position="end" svg:x="13.892cm" svg:y="3.721cm" style:legend-expansion="high" chart:style-name="ch2"/>
        <chart:plot-area chart:style-name="ch3" table:cell-range-address="'5. Pomiary'.A2:'5. Pomiary'.B32 '5. Pomiary'.B1:'5. Pomiary'.B1" chart:data-source-has-labels="row" svg:x="0.296cm" svg:y="0.16cm" svg:width="13.3cm" svg:height="7.721cm">
          <chartooo:coordinate-region svg:x="0.838cm" svg:y="0.359cm" svg:width="12.518cm" svg:height="7.3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 style:rotation-angle="43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minimum="1" chart:maximum="1000000" chart:origin="0" chart:interval-major="1" chart:interval-minor-divisor="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="gradient" draw:fill-color="#ff420e" draw:fill-gradient-name="Subtle_20_Tango_20_Green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gradient-name="Tango_20_Purple"/>
    </style:style>
    <style:style style:name="ch9" style:family="chart">
      <style:chart-properties chart:solid-type="cuboid"/>
      <style:graphic-properties draw:fill-gradient-name="Tango_20_Red"/>
    </style:style>
    <style:style style:name="ch10" style:family="chart">
      <style:chart-properties chart:solid-type="cuboid"/>
      <style:graphic-properties draw:fill-gradient-name="Grison"/>
    </style:style>
    <style:style style:name="ch11" style:family="chart">
      <style:chart-properties chart:solid-type="cuboid"/>
      <style:graphic-properties draw:fill-gradient-name="Tango_20_Yellow"/>
    </style:style>
    <style:style style:name="ch12" style:family="chart">
      <style:chart-properties chart:solid-type="cuboid"/>
      <style:graphic-properties draw:fill-gradient-name="Tango_20_Blue"/>
    </style:style>
    <style:style style:name="ch13" style:family="chart">
      <style:chart-properties chart:solid-type="cuboid"/>
      <style:graphic-properties draw:fill-gradient-name="Tango_20_Orange"/>
    </style:style>
    <style:style style:name="ch14" style:family="chart">
      <style:chart-properties chart:solid-type="cuboid"/>
      <style:graphic-properties draw:fill-gradient-name="Argil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10.241cm" xlink:href=".." xlink:type="simple" chart:class="chart:bar" chart:style-name="ch1">
        <chart:title svg:x="6.527cm" svg:y="0.34cm" chart:style-name="ch2">
          <text:p>Częstotliwość</text:p>
        </chart:title>
        <chart:plot-area chart:style-name="ch3" table:cell-range-address="'6. Nazwiska'.A2:'6. Nazwiska'.B9 '6. Nazwiska'.B1:'6. Nazwiska'.B1" chart:data-source-has-labels="both" svg:x="0.129cm" svg:y="1.212cm" svg:width="15.065cm" svg:height="8.681cm">
          <chartooo:coordinate-region svg:x="1.676cm" svg:y="1.411cm" svg:width="13.518cm" svg:height="6.48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label-cell-address="'6. Nazwiska'.B1:'6. Nazwiska'.B1" chart:class="chart:bar">
            <chart:data-point chart:style-name="ch8"/>
            <chart:data-point chart:style-name="ch9"/>
            <chart:data-point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rgile" draw:style="linear" draw:start-color="#423c24" draw:end-color="#968751" draw:start-intensity="100%" draw:end-intensity="100%" draw:angle="600" draw:border="0%"/>
    <draw:gradient draw:name="Grison" draw:style="linear" draw:start-color="#4c4c4c" draw:end-color="#b3b3b3" draw:start-intensity="100%" draw:end-intensity="100%" draw:angle="30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maximum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875cm" svg:height="8.997cm" xlink:href=".." xlink:type="simple" chart:class="chart:bar" chart:style-name="ch1">
        <chart:legend svg:x="16.435cm" svg:y="0.403cm" style:legend-expansion="custom" chartooo:width="3.862cm" chartooo:height="1.096cm" style:legend-expansion-aspect-ratio="3.52372262773723" chart:style-name="ch2"/>
        <chart:plot-area chart:style-name="ch3" table:cell-range-address="'7. Klasyfikacja'.A2:'7. Klasyfikacja'.C11 '7. Klasyfikacja'.B1:'7. Klasyfikacja'.C1" chart:data-source-has-labels="both" svg:x="0.437cm" svg:y="0.179cm" svg:width="21.001cm" svg:height="8.639cm">
          <chartooo:coordinate-region svg:x="0.873cm" svg:y="0.378cm" svg:width="19.44cm" svg:height="7.793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second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2.27">
                <text:p>2.27</text:p>
                <draw:g>
                  <svg:desc>'7. Klasyfikacja'.B2:'7. Klasyfikacja'.B11</svg:desc>
                </draw:g>
              </table:table-cell>
              <table:table-cell office:value-type="float" office:value="0.787483344611448">
                <text:p>0.787483344611448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2.32">
                <text:p>2.32</text:p>
              </table:table-cell>
              <table:table-cell office:value-type="float" office:value="0.795447490672607">
                <text:p>0.795447490672607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1.95">
                <text:p>1.95</text:p>
              </table:table-cell>
              <table:table-cell office:value-type="float" office:value="0.569175426006075">
                <text:p>0.569175426006075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1.82">
                <text:p>1.82</text:p>
              </table:table-cell>
              <table:table-cell office:value-type="float" office:value="0.510195173159132">
                <text:p>0.510195173159132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2.52">
                <text:p>2.52</text:p>
              </table:table-cell>
              <table:table-cell office:value-type="float" office:value="0.739131869997583">
                <text:p>0.739131869997583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5.36">
                <text:p>5.36</text:p>
              </table:table-cell>
              <table:table-cell office:value-type="float" office:value="0.694308678608687">
                <text:p>0.694308678608687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.37">
                <text:p>1.37</text:p>
              </table:table-cell>
              <table:table-cell office:value-type="float" office:value="0.970349193277055">
                <text:p>0.970349193277055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5.13">
                <text:p>5.13</text:p>
              </table:table-cell>
              <table:table-cell office:value-type="float" office:value="0.832355019749457">
                <text:p>0.832355019749457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5.98">
                <text:p>5.98</text:p>
              </table:table-cell>
              <table:table-cell office:value-type="float" office:value="0.570473221419957">
                <text:p>0.570473221419957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1.69">
                <text:p>1.69</text:p>
              </table:table-cell>
              <table:table-cell office:value-type="float" office:value="0.956022200743774">
                <text:p>0.9560222007437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